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Helvetica Neue', Arial, Tahoma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paragraph-rsid="00024160"/>
    </style:style>
    <style:style style:name="P2" style:family="paragraph" style:parent-style-name="Standard">
      <style:text-properties officeooo:rsid="00024160" officeooo:paragraph-rsid="00024160"/>
    </style:style>
    <style:style style:name="P3" style:family="paragraph" style:parent-style-name="Standard">
      <style:text-properties fo:font-weight="bold" officeooo:paragraph-rsid="00024160" style:font-weight-asian="bold" style:font-weight-complex="bold"/>
    </style:style>
    <style:style style:name="P4" style:family="paragraph" style:parent-style-name="Title">
      <style:text-properties officeooo:paragraph-rsid="00024160"/>
    </style:style>
    <style:style style:name="T1" style:family="text">
      <style:text-properties officeooo:rsid="0002b199"/>
    </style:style>
    <style:style style:name="T2" style:family="text">
      <style:text-properties officeooo:rsid="000241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mpt written by: <text:span text:style-name="T1">Cody York</text:span></text:p>
      <text:p text:style-name="P1"/>
      <text:p text:style-name="P1">LLM: OpenAI ChatGPT(<text:span text:style-name="T1">May</text:span> 2023)</text:p>
      <text:p text:style-name="P1"/>
      <text:p text:style-name="P1">Version: GPT-<text:span text:style-name="T1">4</text:span></text:p>
      <text:p text:style-name="P1"/>
      <text:p text:style-name="P1">Date: <text:span text:style-name="T1">05</text:span>/<text:span text:style-name="T1">18</text:span>/<text:span text:style-name="T1">2023</text:span></text:p>
      <text:p text:style-name="P1"/>
      <text:p text:style-name="P1">LLM Prompt: Write a one-page paper on how companies use data science and machine learning in production to perform Data Engineering. Data Engineering is referring to managing large changing datasets. Include citations for 3 sources used in the paper. </text:p>
      <text:p text:style-name="P1"/>
      <text:p text:style-name="P2">Rewritten Paper</text:p>
      <text:p text:style-name="P2"/>
      <text:p text:style-name="P4">Data Engineering in the Age of Data Science and Machine Learning: </text:p>
      <text:p text:style-name="Subtitle">An Insight into Modern Companies</text:p>
      <text:p text:style-name="Text_20_body"/>
      <text:p text:style-name="P1">Data Engineering has emerged as a critical domain in the modern technological landscape. The advent of big data, data science, and machine learning has propelled a paradigm shift in the handling and management of complex and dynamic datasets in production (Kitchin, Rob. (2014)). <text:span text:style-name="T2">To harness this massive amount of data we need optimized machine learning models to get better insights into what these large datasets can tell us.</text:span></text:p>
      <text:p text:style-name="P1"/>
      <text:p text:style-name="P1">Companies are increasingly using Data Science and Machine Learning (ML) to optimize data engineering processes and to derive actionable insights from the voluminous data that they generate daily. Data Science <text:span text:style-name="T2">can include tasks such as:</text:span> extract<text:span text:style-name="T2">ing data</text:span>, process<text:span text:style-name="T2">ing data</text:span>, and visualiz<text:span text:style-name="T2">ing</text:span> data. <text:span text:style-name="T2">These tasks</text:span> <text:span text:style-name="T2">can help</text:span> companies recognize patterns and trends <text:span text:style-name="T2">in the data </text:span>more efficiently. On the other hand, ML automates the predictive analysis of data, freeing up data engineers to focus on more complex tasks, such as architecting scalable data pipelines <text:span text:style-name="T2">that move data to its destination and perform necessary cleaning and data preprocessing</text:span>. Machine learning is attracting a great amount of interest because it offers new tools to reveal generalizable patterns successfully from very complex and unregulated big data. Machine learning achieves such a breakthrough since it turns the deductive problem of finding a rule to an inductive one by letting the data inform us the best rule characterizing data <text:span text:style-name="T2">(Wang, H., Yao, Y., &amp; Salhi, S. (2020))</text:span>. </text:p>
      <text:p text:style-name="P1"/>
      <text:p text:style-name="P1">To manage large, changing datasets in production, companies are integrating ML algorithms with traditional data engineering techniques. The outcome is a dynamic data processing pipeline that can adapt to the evolving data landscape. For example, <text:span text:style-name="T2">in the article “Automated mapping of laboratory tests to LOINC codes using noisy labels in a national electronic health record system database” they discuss using ML algorithms to automatically assign Lab codes to the data. This was successful and was summarized as “</text:span>this scalable, automated algorithm may improve data quality and interoperability, <text:soft-page-break/>while substantially reducing the manual effort currently required to accurately map laboratory data (Parr SK, Shotwell MS, Jeffery AD, Lasko TA, Matheny ME (2018)).” </text:p>
      <text:p text:style-name="P1"/>
      <text:p text:style-name="P1">Companies are also utilizing ML for data imputation, the process of filling missing values in a dataset. <text:span text:style-name="T2">This is a common step in the pre-processing of data in a data pipeline.</text:span> Traditional methods, which relied on statistical techniques, were often insufficient when faced with complex datasets with high dimensionality <text:span text:style-name="T2">or many different variables</text:span>. ML algorithms, in contrast, can handle multiple variables simultaneously and more accurately predict missing values, thereby improving the overall data quality.</text:p>
      <text:p text:style-name="P1"/>
      <text:p text:style-name="P1">In the realm of data storage and retrieval, ML is enabling companies to structure and classify unstructured data, which comprises a significant portion of Big Data <text:span text:style-name="T2">likely found at a company</text:span>. Techniques such as Natural Language Processing (NLP) and image recognition algorithms are used to extract meaningful features from unstructured data <text:span text:style-name="T2">like images.</text:span> <text:span text:style-name="T2">This data</text:span> can then be organized and stored in a structured format, <text:span text:style-name="T2">such as a database</text:span>, making it accessible for future analysis.</text:p>
      <text:p text:style-name="P1"/>
      <text:p text:style-name="P1">In conclusion, Data Science and Machine Learning are transforming the face of Data Engineering in production environments. They allow companies to manage large, changing datasets more efficiently, accurately, and <text:span text:style-name="T2">are able to scale the data properly</text:span>, leading to improved business intelligence and decision-making <text:span text:style-name="T2">insights from the data</text:span>.</text:p>
      <text:p text:style-name="P1"/>
      <text:p text:style-name="P3">References:</text:p>
      <text:p text:style-name="P1"/>
      <text:p text:style-name="P1">1. Kitchin, Rob. (2014). Big Data, New Epistemologies and Paradigm Shift. Big Data &amp; Society. 1. 1-12. 10.1177/2053951714528481. </text:p>
      <text:p text:style-name="P1"/>
      <text:p text:style-name="P1">2. Wang, H., Yao, Y., &amp; Salhi, S. (2020). Tension in big data using machine learning: Analysis and applications. Technological Forecasting and Social Change, 158, <text:span text:style-name="T2">1.1.</text:span></text:p>
      <text:p text:style-name="P1"/>
      <text:p text:style-name="P1">3. Parr SK, Shotwell MS, Jeffery AD, Lasko TA, Matheny ME. Automated mapping of laboratory tests to LOINC codes using noisy labels in a national electronic health record system database. J Am Med Inform Assoc. 2018 Oct 1;25(10):1292-1300. doi: 10.1093/jamia/ocy110. PMID: 30137378; PMCID: PMC7646911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Helvetica Neue', Arial, Tahoma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8T13:54:44.750000000</meta:creation-date>
    <dc:date>2023-05-18T17:36:37.286000000</dc:date>
    <meta:editing-duration>PT3H41M52S</meta:editing-duration>
    <meta:editing-cycles>1</meta:editing-cycles>
    <meta:document-statistic meta:table-count="0" meta:image-count="0" meta:object-count="0" meta:page-count="2" meta:paragraph-count="18" meta:word-count="695" meta:character-count="4613" meta:non-whitespace-character-count="3931"/>
    <meta:generator>LibreOffice/7.5.3.2$Windows_X86_64 LibreOffice_project/9f56dff12ba03b9acd7730a5a481eea045e468f3</meta:generator>
  </office:meta>
</office:document-meta>
</file>